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35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7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fo:background-color="#FFFFFF"/>
    </style:style>
    <style:style style:name="ce4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43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44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8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9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50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5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5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53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54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55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56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e57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2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3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4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66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67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6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71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72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3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4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5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7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77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78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80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81" style:family="table-cell" style:parent-style-name="Default" style:data-style-name="N0">
      <style:table-cell-properties fo:border="thin solid #A6A6A6"/>
    </style:style>
    <style:style style:name="ce8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83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8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8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19" style:base-cell-address="Projecttracker.N6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19" style:base-cell-address="Projecttracker.N47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19" style:base-cell-address="Projecttracker.N48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19" style:base-cell-address="Projecttracker.N190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19" style:base-cell-address="Projecttracker.N191"/>
    </style:style>
    <style:style style:name="ce91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19" style:base-cell-address="Projecttracker.N192"/>
    </style:style>
    <style:style style:name="ce92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19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43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6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6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70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81"/>
          <table:table-cell table:style-name="ce76"/>
          <table:table-cell office:value-type="string" table:style-name="ce72">
            <text:p>Item(class)</text:p>
          </table:table-cell>
          <table:table-cell office:value-type="string" table:content-validation-name="val1" table:style-name="ce66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79"/>
          <table:table-cell table:style-name="ce75"/>
          <table:table-cell office:value-type="string" table:style-name="ce73">
            <text:p>Barn</text:p>
          </table:table-cell>
          <table:table-cell office:value-type="string" table:content-validation-name="val1" table:style-name="ce67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4"/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79"/>
          <table:table-cell office:value-type="string" table:style-name="ce75">
            <text:p>O</text:p>
          </table:table-cell>
          <table:table-cell office:value-type="string" table:style-name="ce73">
            <text:p>Basement_Staircase</text:p>
          </table:table-cell>
          <table:table-cell office:value-type="string" table:content-validation-name="val1" table:style-name="ce67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84"/>
          <table:table-cell table:style-name="ce85"/>
          <table:table-cell office:value-type="string" table:style-name="ce73">
            <text:p>Briefcase</text:p>
          </table:table-cell>
          <table:table-cell office:value-type="string" table:content-validation-name="val1" table:style-name="ce6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81"/>
          <table:table-cell table:style-name="ce76"/>
          <table:table-cell office:value-type="string" table:style-name="ce73">
            <text:p>CameraController</text:p>
          </table:table-cell>
          <table:table-cell office:value-type="string" table:content-validation-name="val1" table:style-name="ce66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81"/>
          <table:table-cell table:style-name="ce76"/>
          <table:table-cell office:value-type="string" table:style-name="ce73">
            <text:p>Cellphone</text:p>
          </table:table-cell>
          <table:table-cell office:value-type="string" table:content-validation-name="val1" table:style-name="ce6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84"/>
          <table:table-cell table:style-name="ce83"/>
          <table:table-cell office:value-type="string" table:style-name="ce73">
            <text:p>CameraMovement</text:p>
          </table:table-cell>
          <table:table-cell office:value-type="string" table:content-validation-name="val1" table:style-name="ce69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6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81"/>
          <table:table-cell table:style-name="ce77"/>
          <table:table-cell office:value-type="string" table:style-name="ce73">
            <text:p>CellphoneCharger_Deskmounted</text:p>
          </table:table-cell>
          <table:table-cell office:value-type="string" table:content-validation-name="val1" table:style-name="ce6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 table:style-name="ce1"/>
        </table:table-row>
        <table:table-row table:style-name="ro3">
          <table:table-cell table:style-name="ce80"/>
          <table:table-cell table:style-name="ce78"/>
          <table:table-cell office:value-type="string" table:style-name="ce73">
            <text:p>Character_Arms</text:p>
          </table:table-cell>
          <table:table-cell office:value-type="string" table:content-validation-name="val1" table:style-name="ce68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81"/>
          <table:table-cell table:style-name="ce76"/>
          <table:table-cell office:value-type="string" table:style-name="ce73">
            <text:p>Character_Body</text:p>
          </table:table-cell>
          <table:table-cell office:value-type="string" table:content-validation-name="val1" table:style-name="ce68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81"/>
          <table:table-cell table:style-name="ce76"/>
          <table:table-cell office:value-type="string" table:style-name="ce73">
            <text:p>House_Base</text:p>
          </table:table-cell>
          <table:table-cell office:value-type="string" table:content-validation-name="val1" table:style-name="ce67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82"/>
          <table:table-cell table:style-name="ce75"/>
          <table:table-cell office:value-type="string" table:style-name="ce73">
            <text:p>House_Basement</text:p>
          </table:table-cell>
          <table:table-cell office:value-type="string" table:content-validation-name="val1" table:style-name="ce67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81"/>
          <table:table-cell table:style-name="ce77"/>
          <table:table-cell office:value-type="string" table:style-name="ce73">
            <text:p>PlayerController</text:p>
          </table:table-cell>
          <table:table-cell office:value-type="string" table:content-validation-name="val1" table:style-name="ce66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79"/>
          <table:table-cell table:style-name="ce78"/>
          <table:table-cell office:value-type="string" table:style-name="ce73">
            <text:p>PowerGenerator</text:p>
          </table:table-cell>
          <table:table-cell office:value-type="string" table:content-validation-name="val1" table:style-name="ce68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79"/>
          <table:table-cell table:style-name="ce75"/>
          <table:table-cell office:value-type="string" table:style-name="ce74">
            <text:p>EdgePortal</text:p>
          </table:table-cell>
          <table:table-cell office:value-type="string" table:content-validation-name="val1" table:style-name="ce66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65"/>
          <table:table-cell office:value-type="string" table:style-name="ce71">
            <text:p>Briefcase_Not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Must Have</text:p>
          </table:table-cell>
          <table:table-cell table:style-name="ce30"/>
          <table:table-cell table:style-name="ce28"/>
          <table:table-cell table:style-name="ce3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37"/>
          <table:table-cell office:value-type="string" table:style-name="ce38">
            <text:p>Workbench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!</text:p>
          </table:table-cell>
          <table:table-cell office:value-type="string" table:style-name="ce38">
            <text:p>ScriptedEvents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Axe</text:p>
          </table:table-cell>
          <table:table-cell office:value-type="string" table:content-validation-name="val1" table:style-name="ce62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48"/>
          <table:table-cell office:value-type="string" table:style-name="ce38">
            <text:p>Ashtray</text:p>
          </table:table-cell>
          <table:table-cell office:value-type="string" table:content-validation-name="val1" table:style-name="ce62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House_Room_01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House_Room_02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House_Room_03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EnemyBehaviou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EnemyVisio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GameMan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6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ItemDatabase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37"/>
          <table:table-cell office:value-type="string" table:style-name="ce38">
            <text:p>Inventory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CraftRecipeBlueprint_Generato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CraftMaterial_TractorBattery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CraftMaterial_Gasolin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39"/>
          <table:table-cell table:style-name="ce37"/>
          <table:table-cell office:value-type="string" table:style-name="ce38">
            <text:p>CraftMaterial_StartCabl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37"/>
          <table:table-cell office:value-type="string" table:style-name="ce38">
            <text:p>GUI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37"/>
          <table:table-cell office:value-type="string" table:style-name="ce38">
            <text:p>Sound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37"/>
          <table:table-cell office:value-type="string" table:style-name="ce38">
            <text:p>Crafting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37"/>
          <table:table-cell office:value-type="string" table:style-name="ce38">
            <text:p>Terrai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MainEnemy</text:p>
          </table:table-cell>
          <table:table-cell office:value-type="string" table:content-validation-name="val1" table:style-name="ce62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49"/>
          <table:table-cell office:value-type="string" table:style-name="ce22">
            <text:p>Door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36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CharacterAnimation_ArmsWalking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37"/>
          <table:table-cell office:value-type="string" table:style-name="ce38">
            <text:p>UISprite_SuitCaseNote00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Insanity_PFX</text:p>
          </table:table-cell>
          <table:table-cell office:value-type="string" table:content-validation-name="val1" table:style-name="ce63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Lanter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Basement_CorkBoardWallmount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CharacterAnimation_ArmsIdle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Flashlight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Rock_00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35">
            <text:p>Should Have</text:p>
          </table:table-cell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37"/>
          <table:table-cell office:value-type="string" table:style-name="ce38">
            <text:p>UISprite_SuitCaseNote01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UISprite_SuitCaseNote02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Basement_Des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37">
            <text:p>O</text:p>
          </table:table-cell>
          <table:table-cell office:value-type="string" table:style-name="ce38">
            <text:p>Jerryca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CharacterAnimation_Interact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40"/>
          <table:table-cell table:style-name="ce37"/>
          <table:table-cell office:value-type="string" table:style-name="ce38">
            <text:p>Mais_crops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PhoneUI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UISprite_BatteryStatus00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UISprite_BatteryStatus01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37"/>
          <table:table-cell office:value-type="string" table:style-name="ce38">
            <text:p>UISprite_BatteryStatus02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QuickSelectApp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ractor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Blueprint_Lantern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uck_Evil</text:p>
          </table:table-cell>
          <table:table-cell office:value-type="string" table:content-validation-name="val1" table:style-name="ce62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35"/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35"/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35"/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8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table:style-name="ce22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Fence_Steel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ence_Steel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49"/>
          <table:table-cell office:value-type="string" table:style-name="ce22">
            <text:p>UISprite_SuitCaseNote03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UISprite_SuitCaseNote04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BearTrap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CharacterAnimation_ArmsRunning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CharacterAnimation_DeathByAlien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CharacterAnimation_Insanity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CraftMaterial_ScrapMetal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House_Room_04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House_Room_05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House_Room_06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House_Room_07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House_Room_08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Insanity_Ey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Insanity_Tentacl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Lanter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Painting_00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Silo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Staircase_1stFloo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Tree_00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WaterTower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AnomalySFX_00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AnomalySFX_01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BackGroundAmbience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CraftRecipe_Lantern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DoorOpening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EnemyFootstep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Insanity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Particle(class)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37">
            <text:p>O</text:p>
          </table:table-cell>
          <table:table-cell office:value-type="string" table:style-name="ce38">
            <text:p>Particle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Skybox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office:value-type="string" table:style-name="ce38">
            <text:p>UISprite_TeamPhoto00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Blueprint_Generator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asement_Pip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haracterAnimation_Crouching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haracterAnimation_Jumping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haracterAnimation_Suicide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loset_wallmount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CraftRecipeBlueprint_MakeShiftAxe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eerBottle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35">
            <text:p>Could Have</text:p>
          </table:table-cell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22">
            <text:p>Boiler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Chandelier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Insanity_Finger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PlayerPanicking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AnomalySFX_02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EnemyRoar00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37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ForeGroundAmbience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22">
            <text:p>Barrel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22">
            <text:p>Basement_Newspap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ath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22">
            <text:p>Book_Clos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ook_Op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oot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Broom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UISprite_Gallery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UISprite_GalleryFolder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22">
            <text:p>Chai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UISprite_HeartMeter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Chair_01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Cleav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Notebook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etting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05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06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07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08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BicycleBell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hickenCoop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loth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ontainer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Couch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CookingTim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DuctTap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Nuts&amp;Bolt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Rop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WoodenPlank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Blueprint_BearTrap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Blueprint_LockPick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Blueprint_NoiseMaker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oor_01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uckTap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alloutShelter</text:p>
          </table:table-cell>
          <table:table-cell office:value-type="string" table:content-validation-name="val1" table:style-name="ce61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1"/>
          <table:table-cell office:value-type="string" table:style-name="ce42">
            <text:p>FarmSig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eathers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ence_Woo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ence_Wood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ireplac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lowerDead_00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lowerDead_01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reezer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Furnace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Gasmas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GlassShattered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35">
            <text:p>Could Have</text:p>
          </table:table-cell>
          <table:table-cell table:style-name="ce8"/>
          <table:table-cell table:style-name="ce28"/>
          <table:table-cell table:style-name="ce34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Hamm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HangingBodies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HanginRope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Hay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HorseHoof_Rusty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Kitchen_Closet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Kitchen_Sin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Kitchen_Tabl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Kitchen_Tool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add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adder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1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amp_Hanging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2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amp_Standing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amp_WallMount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ightSwitch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ockpic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ooneyTunes_Intro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Mailbox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Newspap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NoiseMak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Outhouse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ainting_01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ainting_02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ainting_03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ainting_04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aperNote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Pencil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iano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itchfor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n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nk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Breathing</text:p>
          </table:table-cell>
          <table:table-cell office:value-type="string" table:content-validation-name="val1" table:style-name="ce63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Footsteps</text:p>
          </table:table-cell>
          <table:table-cell office:value-type="string" table:content-validation-name="val1" table:style-name="ce63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JumpLanding</text:p>
          </table:table-cell>
          <table:table-cell office:value-type="string" table:content-validation-name="val1" table:style-name="ce63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owing_Wago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ak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at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atHol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atTrap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ock_01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ockingChai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op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ug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Rugsac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ustle_Bushes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ustle_Trash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adl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Saf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48"/>
          <table:table-cell office:value-type="string" table:style-name="ce38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aw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crewdriv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hotgun_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ickl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igar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in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wing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abl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able_Small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elephone_Wallmount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elephonePol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imberBlock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oilet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Toolbelt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ree_01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35">
            <text:p>Could Have</text:p>
          </table:table-cell>
          <table:table-cell table:style-name="ce36"/>
          <table:table-cell table:style-name="ce28"/>
          <table:table-cell table:style-name="ce3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49"/>
          <table:table-cell office:value-type="string" table:style-name="ce22">
            <text:p>Tree_02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reeStump</text:p>
          </table:table-cell>
          <table:table-cell office:value-type="string" table:content-validation-name="val1" table:style-name="ce62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3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4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5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6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7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8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AnomalySFX_09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Birds_Fladder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BirdsSpooked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ellPhone_BuzzSFX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ellPhone_ChargingSFX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ellphone_Ringtone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ellPhone_TouchSound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CarBattery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Gasoline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ScrapMetal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StartCable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_LockPick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CraftRecipe_MakeShiftAxe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_NoiseMaker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rippingWater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uck_Qwuack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EnemyBreath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EnemyRoar01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ustle_Bushe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ustle_Trash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Gramaphone_Tune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Gramaphone_TuneWithScreeche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GrandFatherClock_OnHourBo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GrandFatherClock_Tick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Insanity_BloodPool</text:p>
          </table:table-cell>
          <table:table-cell office:value-type="string" table:content-validation-name="val1" table:style-name="ce64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Insanity_Bloodspatter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Insanity_DrippingBlood</text:p>
          </table:table-cell>
          <table:table-cell office:value-type="string" table:content-validation-name="val1" table:style-name="ce64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InsanityUndertone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Intro_CutScene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LooneyTunes_Intro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MapNote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NoiseMaker_Charg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NoiseMaker_InEffect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ianoTune_00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ianoTune_01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Breath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CrouchFootstep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Deathcrie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Footstep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JumpLand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PlayerPanicking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at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Ravens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queakyDoor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SqueekingWood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elevisionStatic</text:p>
          </table:table-cell>
          <table:table-cell office:value-type="string" table:content-validation-name="val1" table:style-name="ce64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om&amp;Jerry_intro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rashca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Truc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Background01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Background02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Background03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Background04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BarnPhoto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UISprite_DuckHunt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FlashLigt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HousePhoto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KidOnSwing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KidOnSwingHeadles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MapApp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PhoneBackground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09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10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11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12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13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SuitCaseNote14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TeamPhoto01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TeamPhoto02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TeamPhoto03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UISprite_WhosApp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WhispersOfTheDamned</text:p>
          </table:table-cell>
          <table:table-cell office:value-type="string" table:content-validation-name="val1" table:style-name="ce64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Window_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Window_Roun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Window_Squar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BirdsSpooked</text:p>
          </table:table-cell>
          <table:table-cell office:value-type="string" table:content-validation-name="val1" table:style-name="ce63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andle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ellphone_Broken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hair_00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haracterAnimation_Suicide2</text:p>
          </table:table-cell>
          <table:table-cell office:value-type="string" table:content-validation-name="val1" table:style-name="ce58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lothes_Shredded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oat Rack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onfederateFlag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t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Curtains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OSComput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Douche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Boltcutter</text:p>
          </table:table-cell>
          <table:table-cell office:value-type="string" table:content-validation-name="val1" table:style-name="ce62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37">
            <text:p>O</text:p>
          </table:table-cell>
          <table:table-cell office:value-type="string" table:style-name="ce38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CookingTimer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DuctTape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Nuts&amp;Bolt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Rope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Material_WoodenPlanks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37"/>
          <table:table-cell office:value-type="string" table:style-name="ce38">
            <text:p>CraftRecipe_BearTrap</text:p>
          </table:table-cell>
          <table:table-cell office:value-type="string" table:content-validation-name="val1" table:style-name="ce59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37">
            <text:p>O</text:p>
          </table:table-cell>
          <table:table-cell office:value-type="string" table:style-name="ce38">
            <text:p>MainCharacter</text:p>
          </table:table-cell>
          <table:table-cell office:value-type="string" table:content-validation-name="val1" table:style-name="ce62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36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168" table:style-name="ro3">
          <table:table-cell/>
          <table:table-cell table:style-name="ce37"/>
          <table:table-cell table:style-name="ce38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36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44">
            <text:p>Instellingen</text:p>
          </table:table-cell>
          <table:table-cell table:style-name="ce44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45">
            <text:p>Categorie</text:p>
          </table:table-cell>
          <table:table-cell table:style-name="ce46"/>
          <table:table-cell office:value-type="string" table:style-name="ce45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51">
            <text:p>Prop</text:p>
          </table:table-cell>
          <table:table-cell table:style-name="ce1"/>
          <table:table-cell office:value-type="string" table:style-name="ce4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7">
            <text:p>Architecture</text:p>
          </table:table-cell>
          <table:table-cell table:style-name="ce1"/>
          <table:table-cell office:value-type="string" table:style-name="ce4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1">
            <text:p>Environmental</text:p>
          </table:table-cell>
          <table:table-cell table:style-name="ce1"/>
          <table:table-cell office:value-type="string" table:style-name="ce4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1">
            <text:p>Nature</text:p>
          </table:table-cell>
          <table:table-cell table:style-name="ce1"/>
          <table:table-cell office:value-type="string" table:style-name="ce4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1">
            <text:p>Alive</text:p>
          </table:table-cell>
          <table:table-cell table:style-name="ce1"/>
          <table:table-cell office:value-type="string" table:style-name="ce4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4">
            <text:p>Sprites</text:p>
          </table:table-cell>
          <table:table-cell table:style-name="ce1"/>
          <table:table-cell office:value-type="string" table:style-name="ce47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3">
            <text:p>Animation</text:p>
          </table:table-cell>
          <table:table-cell table:style-name="ce1"/>
          <table:table-cell office:value-type="string" table:style-name="ce4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5">
            <text:p>Music</text:p>
          </table:table-cell>
          <table:table-cell table:style-name="ce1"/>
          <table:table-cell office:value-type="string" table:style-name="ce4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5">
            <text:p>SoundFX</text:p>
          </table:table-cell>
          <table:table-cell table:style-name="ce1"/>
          <table:table-cell office:value-type="string" table:style-name="ce4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2">
            <text:p>ParticleFX</text:p>
          </table:table-cell>
          <table:table-cell table:style-name="ce1"/>
          <table:table-cell office:value-type="string" table:style-name="ce4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6">
            <text:p>Script</text:p>
          </table:table-cell>
          <table:table-cell table:style-name="ce1"/>
          <table:table-cell office:value-type="string" table:style-name="ce4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6">
            <text:p>Shader</text:p>
          </table:table-cell>
          <table:table-cell table:style-name="ce1"/>
          <table:table-cell office:value-type="string" table:style-name="ce4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2">
            <text:p>PostProcessing</text:p>
          </table:table-cell>
          <table:table-cell table:style-name="ce1"/>
          <table:table-cell table:style-name="ce47"/>
          <table:table-cell table:number-columns-repeated="16380"/>
        </table:table-row>
        <table:table-row table:style-name="ro3">
          <table:table-cell/>
          <table:table-cell office:value-type="string" table:style-name="ce47">
            <text:p>Overig</text:p>
          </table:table-cell>
          <table:table-cell table:style-name="ce1"/>
          <table:table-cell table:style-name="ce4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4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7" table:value="1" table:operator="="/>
                <table:filter-condition table:field-number="7" table:value="1t2" table:operator="="/>
                <table:filter-condition table:field-number="7" table:value="1t3" table:operator="="/>
                <table:filter-condition table:field-number="7" table:value="1t4" table:operator="="/>
                <table:filter-condition table:field-number="7" table:value="0" table:operator="empty" table:data-type="number"/>
              </table:filter-or>
              <table:filter-or>
                <table:filter-condition table:field-number="8" table:value="Must Have" table:operator="="/>
                <table:filter-condition table:field-number="8" table:value="Should Have" table:operator="="/>
                <table:filter-condition table:field-number="8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19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Renzo</meta:initial-creator>
    <dc:creator>Renzo</dc:creator>
    <meta:creation-date>2016-05-10T09:52:08Z</meta:creation-date>
    <dc:date>2017-03-10T12:45:03Z</dc:date>
    <meta:user-defined meta:name="_TemplateID">TC029300419991</meta:user-defined>
  </office:meta>
</office:document-meta>
</file>